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7cm" draw:marker-start-width="0.305cm" draw:marker-end-width="0.305cm" draw:textarea-horizontal-align="justify" draw:textarea-vertical-align="middle" draw:auto-grow-height="false" fo:padding-top="0.16cm" fo:padding-bottom="0.16cm" fo:padding-left="0.285cm" fo:padding-right="0.285cm"/>
    </style:style>
    <style:style style:name="gr2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>
      <style:graphic-properties draw:stroke="none" svg:stroke-color="#000000" draw:fill="none" draw:fill-color="#ffffff" fo:min-height="0.75cm"/>
    </style:style>
    <style:style style:name="gr51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52" style:family="graphic" style:parent-style-name="standard">
      <style:graphic-properties draw:stroke="none" draw:stroke-dash="Fine_20_Dashed_20__28_var_29_" draw:fill="solid" draw:fill-color="#b3b3b3" draw:textarea-horizontal-align="justify" draw:textarea-vertical-align="middle" draw:auto-grow-height="false"/>
    </style:style>
    <style:style style:name="gr53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'Liberation Sans'" style:font-style-name="Regular" style:font-family-generic="swiss" fo:font-weight="bold" style:font-family-asian="'Liberation Sans'" style:font-style-name-asian="Regular" style:font-family-generic-asian="swiss" style:font-weight-asian="bold" style:font-family-complex="'Liberation Sans'" style:font-style-name-complex="Regular" style:font-family-generic-complex="swiss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0.001cm" svg:height="20cm" svg:x="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001cm" svg:height="26.7cm" draw:transform="rotate (-1.5707963267949) translate (28.7cm 20.05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g>
            <draw:custom-shape draw:style-name="gr2" draw:text-style-name="P2" draw:layer="layout" svg:width="3cm" svg:height="3cm" svg:x="2cm" svg:y="17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3cm" svg:height="3cm" svg:x="2cm" svg:y="1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3cm" svg:height="3cm" svg:x="2cm" svg:y="11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3cm" svg:height="3cm" svg:x="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3cm" svg:height="3cm" svg:x="2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3cm" svg:height="3cm" svg:x="2cm" svg:y="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2" draw:layer="layout" svg:width="3cm" svg:height="3cm" svg:x="5cm" svg:y="1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2" draw:layer="layout" svg:width="3cm" svg:height="3cm" svg:x="5cm" svg:y="1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3cm" svg:height="3cm" svg:x="5cm" svg:y="1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2" draw:layer="layout" svg:width="3cm" svg:height="3cm" svg:x="5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2" draw:layer="layout" svg:width="3cm" svg:height="3cm" svg:x="5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3cm" svg:height="3cm" svg:x="5cm" svg:y="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4" draw:text-style-name="P2" draw:layer="layout" svg:width="3cm" svg:height="3cm" svg:x="8cm" svg:y="1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3cm" svg:height="3cm" svg:x="8cm" svg:y="14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2" draw:layer="layout" svg:width="3cm" svg:height="3cm" svg:x="8cm" svg:y="11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3cm" svg:height="3cm" svg:x="8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2" draw:layer="layout" svg:width="3cm" svg:height="3cm" svg:x="8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2" draw:layer="layout" svg:width="3cm" svg:height="3cm" svg:x="8cm" svg:y="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2" draw:layer="layout" svg:width="3cm" svg:height="3cm" svg:x="11cm" svg:y="17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2" draw:layer="layout" svg:width="3cm" svg:height="3cm" svg:x="11cm" svg:y="14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2" draw:layer="layout" svg:width="3cm" svg:height="3cm" svg:x="11cm" svg:y="1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2" draw:layer="layout" svg:width="3cm" svg:height="3cm" svg:x="11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2" draw:layer="layout" svg:width="3cm" svg:height="3cm" svg:x="11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" draw:layer="layout" svg:width="3cm" svg:height="3cm" svg:x="11cm" svg:y="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6" draw:text-style-name="P2" draw:layer="layout" svg:width="3cm" svg:height="3cm" svg:x="14cm" svg:y="1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3cm" svg:height="3cm" svg:x="14cm" svg:y="14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2" draw:layer="layout" svg:width="3cm" svg:height="3cm" svg:x="14cm" svg:y="1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" draw:layer="layout" svg:width="3cm" svg:height="3cm" svg:x="14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2" draw:layer="layout" svg:width="3cm" svg:height="3cm" svg:x="14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2" draw:layer="layout" svg:width="3cm" svg:height="3cm" svg:x="14cm" svg:y="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2" draw:layer="layout" svg:width="3cm" svg:height="3cm" svg:x="17cm" svg:y="17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2" draw:layer="layout" svg:width="3cm" svg:height="3cm" svg:x="17cm" svg:y="14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2" draw:layer="layout" svg:width="3cm" svg:height="3cm" svg:x="17cm" svg:y="11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2" draw:layer="layout" svg:width="3cm" svg:height="3cm" svg:x="17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2" draw:layer="layout" svg:width="3cm" svg:height="3cm" svg:x="17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2" draw:layer="layout" svg:width="3cm" svg:height="3cm" svg:x="17cm" svg:y="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8" draw:text-style-name="P2" draw:layer="layout" svg:width="3cm" svg:height="3cm" svg:x="20cm" svg:y="1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2" draw:layer="layout" svg:width="3cm" svg:height="3cm" svg:x="20cm" svg:y="14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2" draw:layer="layout" svg:width="3cm" svg:height="3cm" svg:x="20cm" svg:y="11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" draw:layer="layout" svg:width="3cm" svg:height="3cm" svg:x="20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" draw:layer="layout" svg:width="3cm" svg:height="3cm" svg:x="20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2" draw:layer="layout" svg:width="3cm" svg:height="3cm" svg:x="20cm" svg:y="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4" draw:text-style-name="P2" draw:layer="layout" svg:width="3cm" svg:height="3cm" svg:x="23cm" svg:y="17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2" draw:layer="layout" svg:width="3cm" svg:height="3cm" svg:x="23cm" svg:y="14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2" draw:layer="layout" svg:width="3cm" svg:height="3cm" svg:x="23cm" svg:y="11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2" draw:layer="layout" svg:width="3cm" svg:height="3cm" svg:x="23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2" draw:layer="layout" svg:width="3cm" svg:height="3cm" svg:x="23cm" svg:y="5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2" draw:layer="layout" svg:width="3cm" svg:height="3cm" svg:x="23cm" svg:y="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0" draw:layer="layout" svg:width="1cm" svg:height="1cm" svg:x="4.5cm" svg:y="20cm">
            <draw:text-box>
              <text:p text:style-name="P1">1</text:p>
            </draw:text-box>
          </draw:frame>
          <draw:frame draw:style-name="gr50" draw:layer="layout" svg:width="1cm" svg:height="1cm" svg:x="7.5cm" svg:y="20cm">
            <draw:text-box>
              <text:p text:style-name="P1">2</text:p>
            </draw:text-box>
          </draw:frame>
          <draw:frame draw:style-name="gr50" draw:layer="layout" svg:width="1cm" svg:height="1cm" svg:x="10.5cm" svg:y="20cm">
            <draw:text-box>
              <text:p text:style-name="P1">3</text:p>
            </draw:text-box>
          </draw:frame>
          <draw:frame draw:style-name="gr50" draw:layer="layout" svg:width="1cm" svg:height="1cm" svg:x="13.5cm" svg:y="20cm">
            <draw:text-box>
              <text:p text:style-name="P1">4</text:p>
            </draw:text-box>
          </draw:frame>
          <draw:frame draw:style-name="gr50" draw:layer="layout" svg:width="1cm" svg:height="1cm" svg:x="16.5cm" svg:y="20cm">
            <draw:text-box>
              <text:p text:style-name="P1">5</text:p>
            </draw:text-box>
          </draw:frame>
          <draw:frame draw:style-name="gr50" draw:layer="layout" svg:width="1cm" svg:height="1cm" svg:x="19.5cm" svg:y="20cm">
            <draw:text-box>
              <text:p text:style-name="P1">6</text:p>
            </draw:text-box>
          </draw:frame>
          <draw:frame draw:style-name="gr50" draw:layer="layout" svg:width="1.5cm" svg:height="1cm" svg:x="22.2cm" svg:y="19.9cm">
            <draw:text-box>
              <text:p text:style-name="P1">...</text:p>
            </draw:text-box>
          </draw:frame>
          <draw:frame draw:style-name="gr50" draw:layer="layout" svg:width="1cm" svg:height="1cm" svg:x="25.5cm" svg:y="20cm">
            <draw:text-box>
              <text:p text:style-name="P1">N</text:p>
            </draw:text-box>
          </draw:frame>
          <draw:frame draw:style-name="gr50" draw:layer="layout" svg:width="1cm" svg:height="1cm" svg:x="1.1cm" svg:y="16.5cm">
            <draw:text-box>
              <text:p text:style-name="P1">1</text:p>
            </draw:text-box>
          </draw:frame>
          <draw:frame draw:style-name="gr50" draw:layer="layout" svg:width="1cm" svg:height="1cm" svg:x="1.1cm" svg:y="13.5cm">
            <draw:text-box>
              <text:p text:style-name="P1">2</text:p>
            </draw:text-box>
          </draw:frame>
          <draw:frame draw:style-name="gr50" draw:layer="layout" svg:width="1cm" svg:height="1cm" svg:x="1.1cm" svg:y="10.5cm">
            <draw:text-box>
              <text:p text:style-name="P1">3</text:p>
            </draw:text-box>
          </draw:frame>
          <draw:frame draw:style-name="gr50" draw:layer="layout" svg:width="1cm" svg:height="1cm" svg:x="1.1cm" svg:y="7.5cm">
            <draw:text-box>
              <text:p text:style-name="P1">4</text:p>
            </draw:text-box>
          </draw:frame>
          <draw:frame draw:style-name="gr50" draw:layer="layout" svg:width="1.5cm" svg:height="1cm" svg:x="0.8cm" svg:y="4.5cm">
            <draw:text-box>
              <text:p text:style-name="P1">...</text:p>
            </draw:text-box>
          </draw:frame>
          <draw:frame draw:style-name="gr50" draw:layer="layout" svg:width="1cm" svg:height="1cm" svg:x="1.1cm" svg:y="1.5cm">
            <draw:text-box>
              <text:p text:style-name="P1">M</text:p>
            </draw:text-box>
          </draw:frame>
          <draw:custom-shape draw:style-name="gr51" draw:text-style-name="P1" draw:layer="layout" svg:width="0.5cm" svg:height="0.5cm" draw:transform="rotate (-1.5707963267949) translate (29.2cm 19.8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1" draw:text-style-name="P1" draw:layer="layout" svg:width="0.5cm" svg:height="0.5cm" svg:x="1.8cm" svg:y="-0.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1" draw:text-style-name="P1" draw:layer="layout" svg:width="0.3cm" svg:height="0.3cm" svg:x="7.9cm" svg:y="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10.9cm" svg:y="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13.9cm" svg:y="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16.9cm" svg:y="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19.9cm" svg:y="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22.9cm" svg:y="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25.9cm" svg:y="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7.9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10.9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13.9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16.9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19.9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22.9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25.9cm" svg:y="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7.9cm" svg:y="7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10.9cm" svg:y="7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13.9cm" svg:y="7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16.9cm" svg:y="7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19.9cm" svg:y="7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22.9cm" svg:y="7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25.9cm" svg:y="7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7.9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10.9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13.9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16.9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19.9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22.9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25.9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7.9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10.9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13.9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16.9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19.9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22.9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25.9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4" draw:layer="layout" svg:width="1cm" svg:height="1.195cm" svg:x="1cm" svg:y="-0.4cm">
            <draw:text-box>
              <text:p text:style-name="P3"><text:span text:style-name="T1">j</text:span></text:p>
            </draw:text-box>
          </draw:frame>
          <draw:frame draw:style-name="gr50" draw:text-style-name="P4" draw:layer="layout" svg:width="1cm" svg:height="1.195cm" svg:x="27.8cm" svg:y="20.101cm">
            <draw:text-box>
              <text:p text:style-name="P3"><text:span text:style-name="T1">i</text:span></text:p>
            </draw:text-box>
          </draw:frame>
          <draw:frame draw:style-name="gr50" draw:text-style-name="P6" draw:layer="layout" svg:width="3cm" svg:height="1cm" svg:x="6.5cm" svg:y="0.8cm">
            <draw:text-box>
              <text:p text:style-name="P5"><text:span text:style-name="T2">i </text:span><text:span text:style-name="T3">≥ 2</text:span></text:p>
            </draw:text-box>
          </draw:frame>
          <draw:frame draw:style-name="gr50" draw:text-style-name="P6" draw:layer="layout" svg:width="3cm" svg:height="1cm" svg:x="24.5cm" svg:y="0.8cm">
            <draw:text-box>
              <text:p text:style-name="P5"><text:span text:style-name="T2">i </text:span><text:span text:style-name="T3">≤ N</text:span></text:p>
            </draw:text-box>
          </draw:frame>
          <draw:frame draw:style-name="gr50" draw:text-style-name="P6" draw:layer="layout" svg:width="3cm" svg:height="1cm" svg:x="26.1cm" svg:y="1.5cm">
            <draw:text-box>
              <text:p text:style-name="P5"><text:span text:style-name="T2">j </text:span><text:span text:style-name="T3">≤ M</text:span></text:p>
            </draw:text-box>
          </draw:frame>
          <draw:custom-shape draw:style-name="gr51" draw:text-style-name="P1" draw:layer="layout" svg:width="0.3cm" svg:height="0.3cm" svg:x="7.9cm" svg:y="1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10.9cm" svg:y="1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13.9cm" svg:y="1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16.9cm" svg:y="1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19.9cm" svg:y="1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22.9cm" svg:y="1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0.3cm" svg:height="0.3cm" svg:x="25.9cm" svg:y="1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0" draw:text-style-name="P6" draw:layer="layout" svg:width="3cm" svg:height="1cm" svg:x="26.2cm" svg:y="16.5cm">
            <draw:text-box>
              <text:p text:style-name="P5"><text:span text:style-name="T2">j </text:span><text:span text:style-name="T3">≥ 1</text:span></text:p>
            </draw:text-box>
          </draw:frame>
        </draw:g>
        <draw:custom-shape draw:style-name="gr52" draw:text-style-name="P5" draw:layer="layout" svg:width="0.6cm" svg:height="15cm" draw:transform="rotate (-3.14159265358979) translate (7.6cm 17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52" draw:text-style-name="P5" draw:layer="layout" svg:width="0.55cm" svg:height="18.05cm" draw:transform="rotate (-1.5707963267949) translate (26cm 17.45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53" draw:text-style-name="P7" draw:layer="layout" svg:width="1cm" svg:height="1.25cm" svg:x="6.8cm" svg:y="8.9cm">
          <draw:text-box>
            <text:p text:style-name="P7"><text:span text:style-name="T4">j</text:span></text:p>
          </draw:text-box>
        </draw:frame>
        <draw:frame draw:style-name="gr53" draw:text-style-name="P7" draw:layer="layout" svg:width="1cm" svg:height="1.25cm" svg:x="16.5cm" svg:y="17.2cm">
          <draw:text-box>
            <text:p text:style-name="P7"><text:span text:style-name="T4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gerio </meta:initial-creator>
    <meta:creation-date>2011-07-19T23:15:46</meta:creation-date>
    <dc:date>2013-05-04T11:51:38</dc:date>
    <dc:creator>rogerio </dc:creator>
    <meta:editing-duration>PT34M44S</meta:editing-duration>
    <meta:editing-cycles>13</meta:editing-cycles>
    <meta:generator>LibreOffice/4.0.2.2$Linux_x86 LibreOffice_project/4c82dcdd6efcd48b1d8bba66bfe1989deee49c3</meta:generator>
    <meta:document-statistic meta:object-count="127"/>
  </office:meta>
</office:document-meta>
</file>